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47262" officeooo:paragraph-rsid="00147262"/>
    </style:style>
    <style:style style:name="P2" style:family="paragraph" style:parent-style-name="Standard">
      <style:text-properties style:text-underline-style="solid" style:text-underline-width="auto" style:text-underline-color="font-color" officeooo:rsid="0016f742" officeooo:paragraph-rsid="0016f742"/>
    </style:style>
    <style:style style:name="P3" style:family="paragraph" style:parent-style-name="Standard">
      <style:text-properties style:text-underline-style="solid" style:text-underline-width="auto" style:text-underline-color="font-color" officeooo:rsid="001742a6" officeooo:paragraph-rsid="001742a6"/>
    </style:style>
    <style:style style:name="P4" style:family="paragraph" style:parent-style-name="Standard">
      <style:paragraph-properties fo:text-align="center" style:justify-single-word="false"/>
      <style:text-properties style:text-underline-style="none" officeooo:rsid="0018aa6b" officeooo:paragraph-rsid="0018aa6b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622f5"/>
    </style:style>
    <style:style style:name="T3" style:family="text">
      <style:text-properties style:text-underline-style="none" officeooo:rsid="00164f65"/>
    </style:style>
    <style:style style:name="T4" style:family="text">
      <style:text-properties style:text-underline-style="none" officeooo:rsid="001742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oof</text:p>
      <text:p text:style-name="P1"/>
      <text:p text:style-name="P1">Ideas</text:p>
      <text:p text:style-name="P1"><text:span text:style-name="T1">-illegal movie website</text:span></text:p>
      <text:p text:style-name="P1"><text:span text:style-name="T1">-email article every day</text:span></text:p>
      <text:p text:style-name="P1"><text:span text:style-name="T1">-loan app</text:span></text:p>
      <text:p text:style-name="P1"><text:span text:style-name="T1">-</text:span><text:span text:style-name="T2">whats the move app</text:span></text:p>
      <text:p text:style-name="P1"><text:span text:style-name="T2">-personal cloud server – folder that automatically uploads and file transfer client</text:span></text:p>
      <text:p text:style-name="P1"><text:span text:style-name="T2">-</text:span><text:span text:style-name="T3">server cloud torrent</text:span></text:p>
      <text:p text:style-name="P1"><text:span text:style-name="T3"/></text:p>
      <text:p text:style-name="P2">Personal Cloud Server</text:p>
      <text:p text:style-name="P2"><text:span text:style-name="T1">Desktop App using Electron</text:span></text:p>
      <text:p text:style-name="P2"><text:span text:style-name="T1">-HTTP server</text:span></text:p>
      <text:p text:style-name="P2"><text:span text:style-name="T1">-Raspberry Pi</text:span></text:p>
      <text:p text:style-name="P2"><text:span text:style-name="T1">-Hard Drive</text:span></text:p>
      <text:p text:style-name="P2"><text:span text:style-name="T1">-SSH</text:span></text:p>
      <text:p text:style-name="P2"><text:span text:style-name="T1"/></text:p>
      <text:p text:style-name="P2"><text:span text:style-name="T1">What do we want to do?</text:span></text:p>
      <text:p text:style-name="P2"><text:span text:style-name="T1"><text:tab/></text:span><text:span text:style-name="T4">-for users to be able to create their own accounts</text:span></text:p>
      <text:p text:style-name="P2"><text:span text:style-name="T4"><text:tab/>-for users to upload files</text:span></text:p>
      <text:p text:style-name="P2"><text:span text:style-name="T4"><text:tab/>-for users to view their files as well as download them</text:span></text:p>
      <text:p text:style-name="P2"><text:span text:style-name="T4"><text:tab/>-for users to be able to edit files</text:span></text:p>
      <text:p text:style-name="P2"><text:span text:style-name="T4"><text:tab/>-for users to have a folder on their computer like dropbox where file changes are automatic</text:span></text:p>
      <text:p text:style-name="P2"><text:span text:style-name="T4"><text:tab/>-for users to be able to login</text:span></text:p>
      <text:p text:style-name="P2"><text:span text:style-name="T4"><text:tab/>-forgot password system that emails a new password</text:span></text:p>
      <text:p text:style-name="P2"><text:span text:style-name="T4"><text:tab/>-register accounts</text:span></text:p>
      <text:p text:style-name="P2"><text:span text:style-name="T4"><text:tab/>-security</text:span></text:p>
      <text:p text:style-name="P2"><text:span text:style-name="T4"><text:tab/>-a front end application (React?) that can manage the folder on your computer</text:span></text:p>
      <text:p text:style-name="P3"><text:span text:style-name="T1">What software do we need?</text:span></text:p>
      <text:p text:style-name="P3"><text:span text:style-name="T1"><text:tab/>-React with node js</text:span></text:p>
      <text:p text:style-name="P3"><text:span text:style-name="T1"><text:tab/>-Bootstrap</text:span></text:p>
      <text:p text:style-name="P3"><text:span text:style-name="T1"><text:tab/>-Electron</text:span></text:p>
      <text:p text:style-name="P3"><text:span text:style-name="T1"><text:tab/>-Some type of database system to store user accounts, and metadata on the files</text:span></text:p>
      <text:p text:style-name="P3"><text:span text:style-name="T1"><text:tab/>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8:39:27.233152121</meta:creation-date>
    <dc:date>2018-12-15T20:39:50.075304873</dc:date>
    <meta:editing-duration>PT7M31S</meta:editing-duration>
    <meta:editing-cycles>1</meta:editing-cycles>
    <meta:document-statistic meta:table-count="0" meta:image-count="0" meta:object-count="0" meta:page-count="1" meta:paragraph-count="31" meta:word-count="156" meta:character-count="895" meta:non-whitespace-character-count="754"/>
    <meta:generator>LibreOffice/6.0.6.2$Linux_X86_64 LibreOffice_project/00m0$Build-2</meta:generator>
  </office:meta>
</office:document-meta>
</file>